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10pt" officeooo:rsid="00167e4f" officeooo:paragraph-rsid="00167e4f" style:font-size-asian="10pt" style:font-size-complex="10pt"/>
    </style:style>
    <style:style style:name="P2" style:family="paragraph" style:parent-style-name="Standard" style:list-style-name="L1">
      <style:text-properties fo:font-size="10pt" officeooo:rsid="00167e4f" officeooo:paragraph-rsid="001879dd" style:font-size-asian="10pt" style:font-size-complex="10pt"/>
    </style:style>
    <style:style style:name="P3" style:family="paragraph" style:parent-style-name="Standard" style:list-style-name="L2">
      <style:text-properties fo:font-size="10pt" officeooo:rsid="00167e4f" officeooo:paragraph-rsid="001879dd" style:font-size-asian="10pt" style:font-size-complex="10pt"/>
    </style:style>
    <style:style style:name="P4" style:family="paragraph" style:parent-style-name="Standard" style:list-style-name="L5">
      <style:text-properties fo:font-size="10pt" officeooo:rsid="00167e4f" officeooo:paragraph-rsid="00212136" style:font-size-asian="10pt" style:font-size-complex="10pt"/>
    </style:style>
    <style:style style:name="P5" style:family="paragraph" style:parent-style-name="Standard" style:list-style-name="L1">
      <style:text-properties fo:font-size="10pt" officeooo:paragraph-rsid="00167e4f" style:font-size-asian="10pt" style:font-size-complex="10pt"/>
    </style:style>
    <style:style style:name="P6" style:family="paragraph" style:parent-style-name="Standard" style:list-style-name="L2">
      <style:text-properties fo:font-size="10pt" officeooo:rsid="001879dd" officeooo:paragraph-rsid="00234d27" style:font-size-asian="10pt" style:font-size-complex="10pt"/>
    </style:style>
    <style:style style:name="P7" style:family="paragraph" style:parent-style-name="Standard" style:list-style-name="L2">
      <style:text-properties fo:font-size="10pt" officeooo:rsid="001bac4d" officeooo:paragraph-rsid="001bac4d" style:font-size-asian="10pt" style:font-size-complex="10pt"/>
    </style:style>
    <style:style style:name="P8" style:family="paragraph" style:parent-style-name="Standard" style:list-style-name="L2">
      <style:text-properties fo:font-size="10pt" officeooo:rsid="001bac4d" officeooo:paragraph-rsid="001cfbcf" style:font-size-asian="10pt" style:font-size-complex="10pt"/>
    </style:style>
    <style:style style:name="P9" style:family="paragraph" style:parent-style-name="Standard" style:list-style-name="L2">
      <style:text-properties fo:font-size="10pt" officeooo:rsid="001f6435" officeooo:paragraph-rsid="001f6435" style:font-size-asian="10pt" style:font-size-complex="10pt"/>
    </style:style>
    <style:style style:name="P10" style:family="paragraph" style:parent-style-name="Standard" style:list-style-name="L6">
      <style:text-properties fo:font-size="10pt" officeooo:rsid="00234d27" officeooo:paragraph-rsid="00234d27" style:font-size-asian="10pt" style:font-size-complex="10pt"/>
    </style:style>
    <style:style style:name="P11" style:family="paragraph" style:parent-style-name="Standard">
      <style:text-properties fo:font-size="10pt" officeooo:rsid="00167e4f" officeooo:paragraph-rsid="00167e4f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2c3a72" officeooo:paragraph-rsid="002c3a72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1pt" officeooo:rsid="00167e4f" officeooo:paragraph-rsid="00167e4f" style:font-size-asian="11pt" style:font-size-complex="11pt"/>
    </style:style>
    <style:style style:name="P14" style:family="paragraph" style:parent-style-name="Standard">
      <style:text-properties fo:font-size="11pt" officeooo:rsid="00152f9b" officeooo:paragraph-rsid="00152f9b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2c3a72" officeooo:paragraph-rsid="002c3a72" style:font-size-asian="9.60000038146973pt" style:font-weight-asian="bold" style:font-size-complex="11pt" style:font-weight-complex="bold"/>
    </style:style>
    <style:style style:name="P16" style:family="paragraph" style:parent-style-name="Standard" style:list-style-name="L2">
      <style:text-properties fo:font-size="10.5pt" officeooo:rsid="00167e4f" officeooo:paragraph-rsid="00167e4f" style:font-size-asian="10.5pt" style:font-size-complex="10.5pt"/>
    </style:style>
    <style:style style:name="P17" style:family="paragraph" style:parent-style-name="Standard" style:list-style-name="L2">
      <style:text-properties fo:font-size="10.5pt" officeooo:rsid="00167e4f" officeooo:paragraph-rsid="001879dd" style:font-size-asian="10.5pt" style:font-size-complex="10.5pt"/>
    </style:style>
    <style:style style:name="P18" style:family="paragraph" style:parent-style-name="Standard" style:list-style-name="L5">
      <style:text-properties fo:font-size="10.5pt" officeooo:rsid="001f6435" officeooo:paragraph-rsid="001f6435" style:font-size-asian="10.5pt" style:font-size-complex="10.5pt"/>
    </style:style>
    <style:style style:name="P19" style:family="paragraph" style:parent-style-name="Standard" style:list-style-name="L2">
      <style:text-properties fo:font-size="10.5pt" officeooo:paragraph-rsid="00167e4f" style:font-size-asian="10.5pt" style:font-size-complex="10.5pt"/>
    </style:style>
    <style:style style:name="P20" style:family="paragraph" style:parent-style-name="Standard" style:list-style-name="L6">
      <style:text-properties fo:font-size="10.5pt" officeooo:rsid="00234d27" officeooo:paragraph-rsid="00234d27" style:font-size-asian="9.14999961853027pt" style:font-size-complex="10.5pt"/>
    </style:style>
    <style:style style:name="P21" style:family="paragraph" style:parent-style-name="Standard" style:list-style-name="L7">
      <style:text-properties fo:font-size="10.5pt" officeooo:rsid="002641f5" officeooo:paragraph-rsid="002641f5" style:font-size-asian="9.14999961853027pt" style:font-size-complex="10.5pt"/>
    </style:style>
    <style:style style:name="P22" style:family="paragraph" style:parent-style-name="Standard" style:list-style-name="L7">
      <style:text-properties fo:font-size="10.5pt" officeooo:rsid="002641f5" officeooo:paragraph-rsid="00292b95" style:font-size-asian="9.14999961853027pt" style:font-size-complex="10.5pt"/>
    </style:style>
    <style:style style:name="P23" style:family="paragraph" style:parent-style-name="Standard" style:list-style-name="L7">
      <style:text-properties fo:font-size="10.5pt" officeooo:rsid="0029504d" officeooo:paragraph-rsid="0029504d" style:font-size-asian="9.14999961853027pt" style:font-size-complex="10.5pt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167e4f" officeooo:paragraph-rsid="00167e4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rsid="002c3a72" officeooo:paragraph-rsid="002c3a72" style:font-size-asian="10.5pt" style:font-weight-asian="bold" style:font-size-complex="12pt" style:font-weight-complex="bold"/>
    </style:style>
    <style:style style:name="P26" style:family="paragraph" style:parent-style-name="Standard" style:list-style-name="L2">
      <style:text-properties fo:font-size="9pt" officeooo:rsid="001879dd" officeooo:paragraph-rsid="00234d27" style:font-size-asian="9pt" style:font-size-complex="9pt"/>
    </style:style>
    <style:style style:name="P27" style:family="paragraph" style:parent-style-name="Standard" style:list-style-name="L6">
      <style:text-properties fo:font-size="9pt" officeooo:rsid="00234d27" officeooo:paragraph-rsid="00234d27" style:font-size-asian="9pt" style:font-size-complex="9pt"/>
    </style:style>
    <style:style style:name="P28" style:family="paragraph" style:parent-style-name="Standard">
      <style:text-properties fo:font-size="9pt" officeooo:rsid="00234d27" officeooo:paragraph-rsid="00234d27" style:font-size-asian="9pt" style:font-size-complex="9pt"/>
    </style:style>
    <style:style style:name="P29" style:family="paragraph" style:parent-style-name="Standard">
      <style:text-properties fo:font-size="9pt" officeooo:rsid="00167e4f" officeooo:paragraph-rsid="00212136" style:font-size-asian="7.84999990463257pt" style:font-size-complex="9pt"/>
    </style:style>
    <style:style style:name="P30" style:family="paragraph" style:parent-style-name="Standard">
      <style:text-properties fo:font-size="9pt" officeooo:rsid="00167e4f" officeooo:paragraph-rsid="00167e4f" style:font-size-asian="7.84999990463257pt" style:font-size-complex="9pt"/>
    </style:style>
    <style:style style:name="P31" style:family="paragraph" style:parent-style-name="Standard">
      <style:text-properties fo:font-size="9pt" officeooo:rsid="001bac4d" officeooo:paragraph-rsid="001bac4d" style:font-size-asian="7.84999990463257pt" style:font-size-complex="9pt"/>
    </style:style>
    <style:style style:name="T1" style:family="text">
      <style:text-properties officeooo:rsid="00167e4f"/>
    </style:style>
    <style:style style:name="T2" style:family="text">
      <style:text-properties fo:font-style="italic" officeooo:rsid="00167e4f" style:font-style-asian="italic" style:font-style-complex="italic"/>
    </style:style>
    <style:style style:name="T3" style:family="text">
      <style:text-properties fo:font-style="italic" officeooo:rsid="001e1b93" style:font-style-asian="italic" style:font-style-complex="italic"/>
    </style:style>
    <style:style style:name="T4" style:family="text">
      <style:text-properties officeooo:rsid="001879d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bac4d"/>
    </style:style>
    <style:style style:name="T7" style:family="text">
      <style:text-properties officeooo:rsid="001cfbcf"/>
    </style:style>
    <style:style style:name="T8" style:family="text">
      <style:text-properties officeooo:rsid="001e1b93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e1b93" style:font-size-asian="12pt" style:font-size-complex="12pt"/>
    </style:style>
    <style:style style:name="T11" style:family="text">
      <style:text-properties fo:font-size="12pt" officeooo:rsid="00212136" style:font-size-asian="12pt" style:font-size-complex="12pt"/>
    </style:style>
    <style:style style:name="T12" style:family="text">
      <style:text-properties fo:font-size="12pt" officeooo:rsid="00234d27" style:font-size-asian="12pt" style:font-size-complex="12pt"/>
    </style:style>
    <style:style style:name="T13" style:family="text">
      <style:text-properties fo:font-size="12pt" fo:font-style="italic" officeooo:rsid="00167e4f" style:font-size-asian="12pt" style:font-style-asian="italic" style:font-size-complex="12pt" style:font-style-complex="italic"/>
    </style:style>
    <style:style style:name="T14" style:family="text">
      <style:text-properties officeooo:rsid="001f6435"/>
    </style:style>
    <style:style style:name="T15" style:family="text">
      <style:text-properties officeooo:rsid="00212136"/>
    </style:style>
    <style:style style:name="T16" style:family="text">
      <style:text-properties officeooo:rsid="0022cb86"/>
    </style:style>
    <style:style style:name="T17" style:family="text">
      <style:text-properties officeooo:rsid="00234d27"/>
    </style:style>
    <style:style style:name="T18" style:family="text">
      <style:text-properties fo:font-size="10.5pt" officeooo:rsid="00234d27" style:font-size-asian="9.14999961853027pt" style:font-size-complex="10.5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size-asian="10.5pt"/>
    </style:style>
    <style:style style:name="T21" style:family="text">
      <style:text-properties officeooo:rsid="00292b9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<text:span text:style-name="T17">oft</text:span> S<text:span text:style-name="T17">kills</text:span> – <text:span text:style-name="T2">Nicola De Luca</text:span></text:p>
      <text:p text:style-name="P24">Strutture e <text:span text:style-name="T17">M</text:span>odelli <text:span text:style-name="T17">o</text:span>rganizzativi Aziendali :</text:p>
      <text:p text:style-name="P11"/>
      <text:p text:style-name="P13">Componenti fondamentali della struttura organizzativa :</text:p>
      <text:list xml:id="list3566614230" text:style-name="L1">
        <text:list-item>
          <text:p text:style-name="P5"><text:span text:style-name="T1">Analizzare la macrostruttura e la microstruttura aziendale :</text:span></text:p>
          <text:list>
            <text:list-item>
              <text:p text:style-name="P1">Macrostruttura : <text:span text:style-name="T4">Norme e regolamenti, </text:span>Gerarchie, Specializzazione, Coordinamento tra unità <text:span text:style-name="T4">e</text:span> Obiettivi;</text:p>
            </text:list-item>
            <text:list-item>
              <text:p text:style-name="P2">Microstruttura : <text:span text:style-name="T4">Norme e regolamenti, </text:span>Descrizione ruioli, Flussi di lavoro, Sistemi di comunicazione informali <text:span text:style-name="T4">e</text:span> Obiettivi;</text:p>
            </text:list-item>
          </text:list>
        </text:list-item>
      </text:list>
      <text:p text:style-name="P30"/>
      <text:p text:style-name="P13">Organizzazione aziendale, elementi essenziali :</text:p>
      <text:list xml:id="list113887557" text:style-name="L2">
        <text:list-item>
          <text:p text:style-name="P19"><text:span text:style-name="T1">Organi di line e di staff : </text:span></text:p>
          <text:list>
            <text:list-item>
              <text:p text:style-name="P6">Staff : Gerarchina verticale, fanno supporto e consulenza. Specializzati in settori specifici, non prendono decisioni operative</text:p>
              <text:list>
                <text:list-item>
                  <text:p text:style-name="P26">(es… Risorse Umane oppure Ufficioo Marketing).</text:p>
                </text:list-item>
              </text:list>
            </text:list-item>
            <text:list-item>
              <text:p text:style-name="P6">Line : Gerarchia orizzontale, direttamente coinvolti sul processo decisionale, devono raggiungere obiettivi aziendali.</text:p>
              <text:list>
                <text:list-item>
                  <text:p text:style-name="P26"><text:span text:style-name="T6">(es… Programmatore </text:span><text:span text:style-name="T17">o operatore</text:span><text:span text:style-name="T6">).</text:span></text:p>
                </text:list-item>
              </text:list>
            </text:list-item>
          </text:list>
        </text:list-item>
        <text:list-item>
          <text:p text:style-name="P17">Compito : </text:p>
          <text:list>
            <text:list-item>
              <text:p text:style-name="P3"><text:span text:style-name="T4">Attività assegnata, raggiungere obiettivi aziendali, servono strumenti, hanno tempistiche, scadenze e procedure.</text:span></text:p>
            </text:list-item>
          </text:list>
        </text:list-item>
        <text:list-item>
          <text:p text:style-name="P16">Mansione :</text:p>
          <text:list>
            <text:list-item>
              <text:p text:style-name="P7">Insieme delle attività assegnate, legata ad un ruolo ben definito che richiede capacità specifiche, formalizzata nel contratto.</text:p>
            </text:list-item>
          </text:list>
        </text:list-item>
        <text:list-item>
          <text:p text:style-name="P16">Posizione :</text:p>
          <text:list>
            <text:list-item>
              <text:p text:style-name="P7">Posizione occupata dall’individuo, collocamento formale. Univoca, stabilisce i compiti e i poteri decisionali associati al ruolo.</text:p>
            </text:list-item>
          </text:list>
        </text:list-item>
        <text:list-item>
          <text:p text:style-name="P16">Funzioni aziendali :</text:p>
          <text:list>
            <text:list-item>
              <text:p text:style-name="P8">Finanza : <text:span text:style-name="T8">T</text:span><text:span text:style-name="T7">esoreria dell’azienda.</text:span></text:p>
            </text:list-item>
            <text:list-item>
              <text:p text:style-name="P8">Marketing : <text:span text:style-name="T7">Promozione di prodotto e servizio, mirato alla vendida.</text:span></text:p>
            </text:list-item>
            <text:list-item>
              <text:p text:style-name="P7">Progettazione ricerca e sviluppo : <text:span text:style-name="T8">Responsabile del disegno del prodotto, ottimizza i tempi / costi della produzione del prodotto.</text:span></text:p>
            </text:list-item>
            <text:list-item>
              <text:p text:style-name="P7">Industralizzazione : <text:span text:style-name="T8">responsabile della fattibilità, di come verrà costruito il prodotto.</text:span></text:p>
            </text:list-item>
            <text:list-item>
              <text:p text:style-name="P7">Acquisti : <text:span text:style-name="T8">Acquisti di materiali diretti, indiretti, servizi e prestazioni.</text:span></text:p>
            </text:list-item>
            <text:list-item>
              <text:p text:style-name="P7">Amministrazione : <text:span text:style-name="T8">Rileva / registra <text:s/>costi aziendali sostenuti, redige previsioni di spesa e investimenti → </text:span><text:span text:style-name="T3">Budget Previsionale.</text:span></text:p>
            </text:list-item>
            <text:list-item>
              <text:p text:style-name="P7">Personale e Organizzazione : <text:s/><text:span text:style-name="T14">Area responsabile della gestione delle Risorse umane, delle persone che costituiscono l’azienda.</text:span></text:p>
            </text:list-item>
            <text:list-item>
              <text:p text:style-name="P7">Produzione : <text:span text:style-name="T14">Area che si occupa della realizzazione del prodotto nel rispetto dei programmi di produzione concordati.</text:span></text:p>
            </text:list-item>
            <text:list-item>
              <text:p text:style-name="P7">Manutenzione - IT : <text:span text:style-name="T14">Area che si occupa di mantenere il patrimonio aziendale. Servizio IT gestisce / mantiene parte tecnologica.</text:span></text:p>
            </text:list-item>
            <text:list-item>
              <text:p text:style-name="P7">Magazzino - Logistica : <text:span text:style-name="T14">Area che ordina ai fornitori esterni, si occupa di ricevere e immagazzinare.</text:span></text:p>
            </text:list-item>
            <text:list-item>
              <text:p text:style-name="P9">Legale : Si occupa di garantire che l’azienda operi secondo i sensi e gli articoli di leggi.</text:p>
            </text:list-item>
          </text:list>
        </text:list-item>
      </text:list>
      <text:p text:style-name="P31"/>
      <text:p text:style-name="P13"><text:span text:style-name="T8">P</text:span>rincipali modelli organizzativi : </text:p>
      <text:list xml:id="list2124570838" text:style-name="L5">
        <text:list-item>
          <text:p text:style-name="P18">Funzionale : Divisione del lavoro per funzioni.</text:p>
          <text:list>
            <text:list-item>
              <text:p text:style-name="P4"><text:span text:style-name="T8">Vantaggi : </text:span><text:span text:style-name="T15">E</text:span><text:span text:style-name="T14">fficienza operativa e specializzazione.</text:span></text:p>
            </text:list-item>
            <text:list-item>
              <text:p text:style-name="P4"><text:span text:style-name="T8">Svantaggi </text:span><text:span text:style-name="T10">: </text:span><text:span text:style-name="T11">S</text:span><text:span text:style-name="T14">carsa flessibilità e difficoltà di coordinamento.</text:span></text:p>
            </text:list-item>
          </text:list>
        </text:list-item>
        <text:list-item>
          <text:p text:style-name="P18">Divisionale : <text:span text:style-name="T16">Organizzata basata su prodotti e aree geografiche o clienti.</text:span></text:p>
          <text:list>
            <text:list-item>
              <text:p text:style-name="P4"><text:span text:style-name="T8">Vantaggi : </text:span><text:span text:style-name="T16">Flessibilità, focalizzazione su specifici mercati e prodotti, maggiore autonomia.</text:span></text:p>
            </text:list-item>
            <text:list-item>
              <text:p text:style-name="P4"><text:span text:style-name="T8">Svantaggi </text:span><text:span text:style-name="T10">: </text:span><text:span text:style-name="T16">Duplicazione delle risorse e costi elevati.</text:span></text:p>
            </text:list-item>
          </text:list>
        </text:list-item>
        <text:list-item>
          <text:p text:style-name="P18">A matrice : <text:span text:style-name="T17">Combinazione di struttura funzionale e divisionale.</text:span></text:p>
          <text:list>
            <text:list-item>
              <text:p text:style-name="P4"><text:span text:style-name="T8">Vantaggi : </text:span><text:span text:style-name="T17">Uso ottimo di risorse, promozione di collaborazione interfunzionale.</text:span></text:p>
            </text:list-item>
            <text:list-item>
              <text:p text:style-name="P4"><text:span text:style-name="T8">Svantaggi </text:span><text:span text:style-name="T10">: </text:span><text:span text:style-name="T17">Complessità gestionale, potenziali conflitti tra manager.</text:span></text:p>
            </text:list-item>
          </text:list>
        </text:list-item>
        <text:list-item>
          <text:p text:style-name="P18">Ibrida : <text:span text:style-name="T17">Combinazione di strutture Funzionali, Divisionali e A matrice.</text:span></text:p>
        </text:list-item>
        <text:list-item>
          <text:p text:style-name="P18">A rete : <text:span text:style-name="T17">Eventuali collaborazioni con partner esterni.</text:span></text:p>
          <text:list>
            <text:list-item>
              <text:p text:style-name="P4"><text:span text:style-name="T8">Vantaggi : </text:span><text:span text:style-name="T17">Adattabilità ai cambiamenti, riduzione di costi fissi.</text:span></text:p>
            </text:list-item>
            <text:list-item>
              <text:p text:style-name="P4"><text:span text:style-name="T8">Svantaggi </text:span><text:span text:style-name="T10">: </text:span><text:span text:style-name="T17">Dipendenza da partner esterni e minor controllo diretto.</text:span></text:p>
            </text:list-item>
          </text:list>
        </text:list-item>
      </text:list>
      <text:p text:style-name="P29"/>
      <text:p text:style-name="P13">Cultura orgnizzativa : </text:p>
      <text:list xml:id="list1634034594" text:style-name="L6">
        <text:list-item>
          <text:p text:style-name="P20">Personalità dell’Azienda : Insieme di valori, cedenze, comportamenti, regole non scritte e tradizioni condivise.</text:p>
          <text:list>
            <text:list-item>
              <text:p text:style-name="P10">Elementi chiave: </text:p>
              <text:list>
                <text:list-item>
                  <text:p text:style-name="P27">Valori: <text:s/>Principi fondamentali che guidano l’azienda.</text:p>
                </text:list-item>
                <text:list-item>
                  <text:p text:style-name="P27">Norme e regole : Abitudini e comportamenti da assumere in azienda.</text:p>
                </text:list-item>
                <text:list-item>
                  <text:p text:style-name="P27">Simboli : Rappresentano l’identità aziendale.</text:p>
                </text:list-item>
                <text:list-item>
                  <text:p text:style-name="P27">Linguaggio : Parole, espressioni o termini usati comunemente all’interno dell’organizzazione.</text:p>
                </text:list-item>
                <text:list-item>
                  <text:p text:style-name="P27">Storie e miti : Racconti che spiegano eventi significativi dell’azienda.</text:p>
                </text:list-item>
                <text:list-item>
                  <text:p text:style-name="P27">Rituali : Attività ricorrenti che rafforzano i valori dell’organizzazione.</text:p>
                </text:list-item>
              </text:list>
            </text:list-item>
          </text:list>
        </text:list-item>
      </text:list>
      <text:p text:style-name="P28"/>
      <text:p text:style-name="P13">Clima organizzativo :</text:p>
      <text:list xml:id="list3548694191" text:style-name="L7">
        <text:list-item>
          <text:p text:style-name="P21">Percezione : Come i dipendenti hanno dell’ambiente lavorativo. Riflette l’atmosfera emotiva e psicologica.</text:p>
        </text:list-item>
        <text:list-item>
          <text:p text:style-name="P22">Influenza : <text:span text:style-name="T20">Stili di Leadership, comunicazioni interne, equità e riconoscimento, ambiente fisico.</text:span></text:p>
        </text:list-item>
        <text:list-item>
          <text:p text:style-name="P22"><text:span text:style-name="T21">Dimensioni : Soddisfazione lavorativa, sicurezza psicologica e supporto organizzativo.</text:span></text:p>
        </text:list-item>
        <text:list-item>
          <text:p text:style-name="P23">Misura : Sondaggi o questionari, colloqui o focus group, indicatori oggettivi.</text:p>
        </text:list-item>
      </text:list>
      <text:p text:style-name="P25"><text:soft-page-break/>Guida alla Creazione d’Impresa</text:p>
      <text:p text:style-name="P12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9:11:47.694359928</meta:creation-date>
    <dc:date>2025-05-07T11:08:46.558295507</dc:date>
    <meta:editing-duration>PT41M5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607" meta:character-count="4224" meta:non-whitespace-character-count="3718"/>
  </office:meta>
</office:document-meta>
</file>